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 style:master-page-name="">
      <style:table-properties style:width="18.002cm" style:rel-width="100%" style:page-number="auto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329cm" style:rel-column-width="3588*"/>
    </style:style>
    <style:style style:name="Table4.B" style:family="table-column">
      <style:table-column-properties style:column-width="5.943cm" style:rel-column-width="3369*"/>
    </style:style>
    <style:style style:name="Table4.C" style:family="table-column">
      <style:table-column-properties style:column-width="5.731cm" style:rel-column-width="3249*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e6f0bb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fo:background-color="transparent" fo:keep-together="auto">
        <style:background-image/>
      </style:table-row-properties>
    </style:style>
    <style:style style:name="Table1.A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2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officeooo:paragraph-rsid="00a27337"/>
    </style:style>
    <style:style style:name="P2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2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42a6df" officeooo:paragraph-rsid="012bdaf0" style:font-size-asian="14pt" style:font-size-complex="14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48819f" officeooo:paragraph-rsid="0148819f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5pt" fo:letter-spacing="0.035cm" officeooo:rsid="012bdaf0" officeooo:paragraph-rsid="012bdaf0" style:font-size-asian="13.1000003814697pt" style:font-size-complex="15pt"/>
    </style:style>
    <style:style style:name="P32" style:family="paragraph" style:parent-style-name="Standard">
      <style:paragraph-properties fo:line-height="130%" fo:text-align="end" style:justify-single-word="false"/>
      <style:text-properties officeooo:paragraph-rsid="00316b4f"/>
    </style:style>
    <style:style style:name="P33" style:family="paragraph" style:parent-style-name="Standard">
      <style:paragraph-properties fo:line-height="115%"/>
      <style:text-properties officeooo:paragraph-rsid="0017e0f6"/>
    </style:style>
    <style:style style:name="P34" style:family="paragraph" style:parent-style-name="Standard">
      <style:paragraph-properties fo:line-height="115%" fo:text-align="justify" style:justify-single-word="false"/>
      <style:text-properties officeooo:paragraph-rsid="0042ed57"/>
    </style:style>
    <style:style style:name="P35" style:family="paragraph" style:parent-style-name="Standard">
      <style:paragraph-properties fo:line-height="115%" fo:text-align="justify" style:justify-single-word="false"/>
      <style:text-properties officeooo:paragraph-rsid="0042a6df"/>
    </style:style>
    <style:style style:name="P36" style:family="paragraph" style:parent-style-name="Standard">
      <style:paragraph-properties fo:line-height="115%" fo:text-align="justify" style:justify-single-word="false"/>
      <style:text-properties officeooo:paragraph-rsid="012cf65c"/>
    </style:style>
    <style:style style:name="P37" style:family="paragraph" style:parent-style-name="Standard" style:list-style-name="L1">
      <style:paragraph-properties fo:line-height="115%" fo:text-align="justify" style:justify-single-word="false"/>
      <style:text-properties officeooo:paragraph-rsid="00f1af49"/>
    </style:style>
    <style:style style:name="P38" style:family="paragraph" style:parent-style-name="Standard" style:list-style-name="L1">
      <style:paragraph-properties fo:line-height="115%" fo:text-align="justify" style:justify-single-word="false"/>
      <style:text-properties officeooo:paragraph-rsid="0130a26a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15%"/>
      <style:text-properties fo:font-style="normal" officeooo:paragraph-rsid="00a27337" style:font-style-asian="normal" style:font-style-complex="normal"/>
    </style:style>
    <style:style style:name="P41" style:family="paragraph" style:parent-style-name="Standard" style:list-style-name="L1">
      <style:paragraph-properties fo:line-height="115%" fo:text-align="justify" style:justify-single-word="false"/>
      <style:text-properties officeooo:rsid="01461ab7" officeooo:paragraph-rsid="01461ab7"/>
    </style:style>
    <style:style style:name="P42" style:family="paragraph" style:parent-style-name="Standard">
      <style:paragraph-properties fo:line-height="115%" fo:break-before="page"/>
      <style:text-properties officeooo:paragraph-rsid="00d62c03"/>
    </style:style>
    <style:style style:name="P43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44" style:family="paragraph" style:parent-style-name="Standard" style:master-page-name="">
      <style:paragraph-properties fo:line-height="115%" style:page-number="auto" fo:break-before="auto" fo:break-after="auto"/>
      <style:text-properties officeooo:paragraph-rsid="00a27337"/>
    </style:style>
    <style:style style:name="P45" style:family="paragraph" style:parent-style-name="Table_20_Contents">
      <style:paragraph-properties fo:text-align="center" style:justify-single-word="false"/>
      <style:text-properties officeooo:paragraph-rsid="00a27337"/>
    </style:style>
    <style:style style:name="P46" style:family="paragraph" style:parent-style-name="Table_20_Contents">
      <style:paragraph-properties fo:text-align="center" style:justify-single-word="false"/>
      <style:text-properties officeooo:paragraph-rsid="00b3668c"/>
    </style:style>
    <style:style style:name="P47" style:family="paragraph" style:parent-style-name="Table_20_Contents">
      <style:paragraph-properties fo:text-align="center" style:justify-single-word="false"/>
      <style:text-properties officeooo:paragraph-rsid="00b8c6e5"/>
    </style:style>
    <style:style style:name="P48" style:family="paragraph" style:parent-style-name="Table_20_Contents">
      <style:paragraph-properties fo:text-align="center" style:justify-single-word="false"/>
      <style:text-properties officeooo:paragraph-rsid="00ba1536"/>
    </style:style>
    <style:style style:name="P49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2bdaf0" officeooo:paragraph-rsid="012bdaf0" style:font-size-asian="13pt" style:font-style-asian="italic" style:font-size-complex="13pt" style:font-style-complex="italic"/>
    </style:style>
    <style:style style:name="P50" style:family="paragraph" style:parent-style-name="Table_20_Contents">
      <style:paragraph-properties fo:text-align="justify" style:justify-single-word="false"/>
      <style:text-properties officeooo:paragraph-rsid="00a27337"/>
    </style:style>
    <style:style style:name="P51" style:family="paragraph" style:parent-style-name="Table_20_Contents">
      <style:paragraph-properties fo:text-align="justify" style:justify-single-word="false"/>
      <style:text-properties officeooo:paragraph-rsid="00fba471"/>
    </style:style>
    <style:style style:name="P52" style:family="paragraph" style:parent-style-name="Table_20_Contents">
      <style:paragraph-properties fo:text-align="justify" style:justify-single-word="false"/>
      <style:text-properties officeooo:paragraph-rsid="010034e8"/>
    </style:style>
    <style:style style:name="P53" style:family="paragraph" style:parent-style-name="Table_20_Contents">
      <style:paragraph-properties fo:text-align="justify" style:justify-single-word="false"/>
      <style:text-properties officeooo:paragraph-rsid="014cf3ad"/>
    </style:style>
    <style:style style:name="P54" style:family="paragraph" style:parent-style-name="Table_20_Contents">
      <style:paragraph-properties fo:text-align="justify" style:justify-single-word="false"/>
      <style:text-properties style:font-name="FreeSans" fo:font-size="11pt" officeooo:rsid="00927cb8" officeooo:paragraph-rsid="00a2733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1pt" officeooo:rsid="00387983" officeooo:paragraph-rsid="00a27337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1pt" officeooo:paragraph-rsid="00a27337" style:font-size-asian="11pt" style:font-size-complex="11pt"/>
    </style:style>
    <style:style style:name="P57" style:family="paragraph" style:parent-style-name="Table_20_Contents">
      <style:paragraph-properties fo:text-align="justify" style:justify-single-word="false"/>
      <style:text-properties style:font-name="FreeSans" fo:font-size="11pt" officeooo:paragraph-rsid="00a27337" style:font-size-asian="11pt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style:font-name="FreeSans" fo:font-size="11pt" officeooo:rsid="013af26f" officeooo:paragraph-rsid="013af26f" style:font-size-asian="11pt" style:font-size-complex="11pt"/>
    </style:style>
    <style:style style:name="P59" style:family="paragraph" style:parent-style-name="Table_20_Contents">
      <style:paragraph-properties fo:text-align="justify" style:justify-single-word="false"/>
      <style:text-properties style:font-name="FreeSans" fo:font-size="11pt" officeooo:rsid="014cf3ad" officeooo:paragraph-rsid="014cf3ad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1pt" officeooo:rsid="014cf3ad" officeooo:paragraph-rsid="014cf3ad" style:font-size-asian="11pt" style:font-size-complex="11pt"/>
    </style:style>
    <style:style style:name="P61" style:family="paragraph" style:parent-style-name="Table_20_Contents">
      <style:paragraph-properties fo:text-align="justify" style:justify-single-word="false"/>
      <style:text-properties style:font-name="FreeSans" fo:font-size="11pt" officeooo:rsid="0152092c" officeooo:paragraph-rsid="0152092c" style:font-size-asian="11pt" style:font-size-complex="11pt"/>
    </style:style>
    <style:style style:name="P62" style:family="paragraph" style:parent-style-name="Table_20_Contents">
      <style:paragraph-properties fo:text-align="justify" style:justify-single-word="false"/>
      <style:text-properties style:font-name="FreeSans" fo:font-size="11pt" officeooo:rsid="0152092c" officeooo:paragraph-rsid="01524108" style:font-size-asian="11pt" style:font-size-complex="11pt"/>
    </style:style>
    <style:style style:name="P63" style:family="paragraph" style:parent-style-name="Table_20_Contents">
      <style:paragraph-properties fo:text-align="justify" style:justify-single-word="false"/>
      <style:text-properties style:font-name="FreeSans" fo:font-size="11pt" officeooo:rsid="0152092c" officeooo:paragraph-rsid="01534274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2pt" officeooo:rsid="01382ced" officeooo:paragraph-rsid="01382ced" style:font-size-asian="12pt" style:font-size-complex="12pt"/>
    </style:style>
    <style:style style:name="P67" style:family="paragraph" style:parent-style-name="Table_20_Contents">
      <style:text-properties style:text-position="0% 100%" officeooo:rsid="014fc8e1" officeooo:paragraph-rsid="014fc8e1"/>
    </style:style>
    <style:style style:name="P68" style:family="paragraph" style:parent-style-name="Table_20_Contents">
      <style:text-properties style:text-position="0% 100%" officeooo:rsid="014fc8e1" officeooo:paragraph-rsid="01503fe9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text-position="0% 100%" officeooo:paragraph-rsid="00d2d135"/>
    </style:style>
    <style:style style:name="P70" style:family="paragraph" style:parent-style-name="Table_20_Contents">
      <style:text-properties style:use-window-font-color="true" style:text-outline="false" style:text-position="0% 100%" style:font-name="FreeSans" fo:font-size="11pt" fo:font-style="normal" fo:text-shadow="none" style:text-underline-style="none" fo:font-weight="normal" officeooo:rsid="014fc8e1" officeooo:paragraph-rsid="01503fe9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officeooo:paragraph-rsid="00d2d135"/>
    </style:style>
    <style:style style:name="P72" style:family="paragraph" style:parent-style-name="Table_20_Contents">
      <style:paragraph-properties fo:text-align="end" style:justify-single-word="false"/>
      <style:text-properties officeooo:paragraph-rsid="00d73e55"/>
    </style:style>
    <style:style style:name="P73" style:family="paragraph" style:parent-style-name="Table_20_Contents">
      <style:text-properties officeooo:paragraph-rsid="00d62c03"/>
    </style:style>
    <style:style style:name="P74" style:family="paragraph" style:parent-style-name="Table_20_Contents">
      <style:text-properties officeooo:paragraph-rsid="01503fe9"/>
    </style:style>
    <style:style style:name="P75" style:family="paragraph">
      <loext:graphic-properties draw:fill-color="#2c3756"/>
    </style:style>
    <style:style style:name="P7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7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781c0a"/>
    </style:style>
    <style:style style:name="T11" style:family="text">
      <style:text-properties officeooo:rsid="008a52dc"/>
    </style:style>
    <style:style style:name="T12" style:family="text">
      <style:text-properties officeooo:rsid="008d5e7e"/>
    </style:style>
    <style:style style:name="T13" style:family="text">
      <style:text-properties style:use-window-font-color="true" style:text-outline="false" style:text-position="0% 100%" style:font-name="FreeSans" fo:font-size="11pt" fo:font-style="normal" fo:text-shadow="none" fo:font-weight="normal" officeooo:rsid="014fc8e1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style:text-outline="false" style:text-position="0% 100%" style:font-name="FreeSans" fo:font-size="11pt" fo:font-style="normal" fo:text-shadow="none" fo:font-weight="normal" officeooo:rsid="01503fe9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use-window-font-color="true" style:text-outline="false" style:text-position="0% 100%" style:font-name="FreeSans" fo:font-size="11pt" fo:font-style="normal" fo:text-shadow="none" fo:font-weight="normal" officeooo:rsid="01524108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use-window-font-color="true" style:text-outline="false" style:text-position="0% 100%" style:font-name="FreeSans" fo:font-size="11pt" fo:font-style="normal" fo:text-shadow="1pt 1pt" fo:font-weight="normal" officeooo:rsid="014fc8e1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use-window-font-color="true" style:text-outline="false" style:text-position="super 58%" style:font-name="FreeSans" fo:font-size="11pt" fo:font-style="normal" fo:text-shadow="none" fo:font-weight="normal" officeooo:rsid="01503fe9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use-window-font-color="true" style:text-outline="false" style:font-name="FreeSans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use-window-font-color="true" style:text-outline="false" style:font-name="FreeSans" fo:font-size="11pt" fo:font-style="normal" fo:text-shadow="none" fo:font-weight="normal" officeooo:rsid="01503fe9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use-window-font-color="true" style:text-outline="false" style:font-name="FreeSans" fo:font-size="11pt" fo:font-style="normal" fo:text-shadow="none" style:text-underline-style="none" fo:font-weight="normal" officeooo:rsid="01412ef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use-window-font-color="true" style:text-outline="false" style:font-name="FreeSans" fo:font-size="11pt" fo:font-style="normal" fo:text-shadow="none" style:text-underline-style="none" fo:font-weight="normal" officeooo:rsid="01503fe9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use-window-font-color="true" style:text-outline="false" style:font-name="FreeSans" fo:font-size="11pt" fo:font-style="normal" fo:text-shadow="1pt 1pt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use-window-font-color="true" style:text-outline="false" style:font-name="FreeSans" fo:font-size="11pt" fo:font-style="normal" fo:text-shadow="1pt 1pt" fo:font-weight="normal" officeooo:rsid="013fdf4d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use-window-font-color="true" style:text-outline="false" style:font-name="FreeSans" fo:font-size="11pt" fo:font-style="normal" fo:text-shadow="1pt 1pt" style:text-underline-style="none" fo:font-weight="normal" officeooo:rsid="01412efc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officeooo:rsid="00b426a3"/>
    </style:style>
    <style:style style:name="T26" style:family="text">
      <style:text-properties fo:text-shadow="1pt 1pt" officeooo:rsid="01412efc"/>
    </style:style>
    <style:style style:name="T27" style:family="text">
      <style:text-properties fo:text-shadow="1pt 1pt" officeooo:rsid="01503fe9"/>
    </style:style>
    <style:style style:name="T28" style:family="text">
      <style:text-properties style:text-outline="false" style:font-name="FreeSans" fo:font-size="11pt" fo:font-style="normal" fo:text-shadow="none" fo:font-weight="normal" officeooo:rsid="01368afb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text-outline="false" style:font-name="FreeSans" fo:font-size="11pt" fo:font-style="normal" fo:text-shadow="none" fo:font-weight="normal" officeooo:rsid="014b8f18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text-outline="false" style:text-position="super 58%" style:font-name="FreeSans" fo:font-size="11pt" fo:font-style="normal" fo:text-shadow="none" fo:font-weight="normal" officeooo:rsid="01368afb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text-outline="false" style:text-position="0% 100%" style:font-name="FreeSans" fo:font-size="11pt" fo:font-style="normal" fo:text-shadow="none" fo:font-weight="bold" officeooo:rsid="00d2d135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text-outline="false" style:text-position="0% 100%" style:font-name="FreeSans" fo:font-size="11pt" fo:font-style="normal" fo:text-shadow="none" fo:font-weight="normal" officeooo:rsid="00d2d135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text-outline="false" style:text-position="0% 100%" style:font-name="FreeSans" fo:font-size="11pt" fo:font-style="normal" fo:text-shadow="none" fo:font-weight="normal" officeooo:rsid="00d2d135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text-outline="false" style:text-position="0% 100%" style:font-name="FreeSans" fo:font-size="11pt" fo:font-style="normal" fo:text-shadow="none" fo:font-weight="normal" officeooo:rsid="0137aef6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color="#405e01" style:font-name="FreeSans" fo:font-size="12pt" fo:font-style="italic" officeooo:rsid="00d73e55" style:font-size-asian="12pt" style:font-style-asian="italic" style:font-size-complex="12pt" style:font-style-complex="italic"/>
    </style:style>
    <style:style style:name="T36" style:family="text">
      <style:text-properties fo:color="#405e01" style:font-name="FreeSans" fo:font-size="12pt" fo:font-style="italic" officeooo:rsid="0140f763" style:font-size-asian="12pt" style:font-style-asian="italic" style:font-size-complex="12pt" style:font-style-complex="italic"/>
    </style:style>
    <style:style style:name="T37" style:family="text">
      <style:text-properties fo:color="#2c3756" style:text-outline="true" style:font-name="Lora" fo:font-size="28pt" fo:letter-spacing="0.106cm" fo:font-style="italic" fo:font-weight="bold" officeooo:rsid="00316b4f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fo:color="#2c3756" style:text-outline="true" style:font-name="Lora" fo:font-size="28pt" fo:letter-spacing="0.106cm" fo:font-style="italic" fo:font-weight="bold" officeooo:rsid="00d3510f" style:font-size-asian="28pt" style:font-style-asian="italic" style:font-weight-asian="bold" style:font-size-complex="28pt" style:font-style-complex="italic" style:font-weight-complex="bold"/>
    </style:style>
    <style:style style:name="T39" style:family="text">
      <style:text-properties fo:color="#2c3756" style:text-outline="true" style:font-name="Lora" fo:font-size="28pt" fo:letter-spacing="0.106cm" fo:font-style="italic" fo:font-weight="bold" officeooo:rsid="01461870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fo:color="#2c3756" style:text-outline="true" style:font-name="Lora" fo:font-size="28pt" fo:letter-spacing="0.106cm" fo:font-style="italic" fo:text-shadow="none" fo:font-weight="bold" officeooo:rsid="012bdaf0" style:font-size-asian="28pt" style:font-style-asian="italic" style:font-weight-asian="bold" style:font-size-complex="28pt" style:font-style-complex="italic" style:font-weight-complex="bold"/>
    </style:style>
    <style:style style:name="T41" style:family="text">
      <style:text-properties fo:color="#2c3756" style:font-name="Lora" fo:font-size="25pt" fo:letter-spacing="0.035cm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42" style:family="text">
      <style:text-properties fo:color="#2c3756" style:font-name="Lora" fo:font-size="25pt" fo:letter-spacing="0.035cm" fo:font-style="italic" fo:text-shadow="none" style:text-underline-style="none" fo:font-weight="normal" officeooo:rsid="012bdaf0" style:font-size-asian="25pt" style:font-style-asian="italic" style:font-weight-asian="normal" style:font-size-complex="25pt" style:font-style-complex="italic" style:font-weight-complex="normal"/>
    </style:style>
    <style:style style:name="T43" style:family="text">
      <style:text-properties fo:color="#2c3756" style:font-name="Lora" fo:font-size="25pt" fo:letter-spacing="0.035cm" fo:font-style="italic" fo:text-shadow="none" style:text-underline-style="none" fo:font-weight="normal" officeooo:rsid="0148819f" style:font-size-asian="25pt" style:font-style-asian="italic" style:font-weight-asian="normal" style:font-size-complex="25pt" style:font-style-complex="italic" style:font-weight-complex="normal"/>
    </style:style>
    <style:style style:name="T44" style:family="text">
      <style:text-properties fo:color="#2c3756" style:font-name="FreeSans" fo:font-size="12pt" officeooo:rsid="00d62c03" style:font-size-asian="12pt" style:font-size-complex="12pt"/>
    </style:style>
    <style:style style:name="T45" style:family="text">
      <style:text-properties fo:color="#2c3756" style:font-name="FreeSans" fo:font-size="12pt" officeooo:rsid="0140f763" style:font-size-asian="12pt" style:font-size-complex="12pt"/>
    </style:style>
    <style:style style:name="T46" style:family="text">
      <style:text-properties style:font-name="FreeSans" fo:font-size="15pt" fo:letter-spacing="0.035cm" officeooo:rsid="012bdaf0" style:font-size-asian="13.1000003814697pt" style:font-size-complex="15pt"/>
    </style:style>
    <style:style style:name="T47" style:family="text">
      <style:text-properties style:font-name="FreeSans" fo:font-size="15pt" fo:letter-spacing="0.035cm" officeooo:rsid="0017e0f6" style:font-size-asian="13.1000003814697pt" style:font-size-complex="15pt"/>
    </style:style>
    <style:style style:name="T48" style:family="text">
      <style:text-properties style:font-name="FreeSans" fo:font-size="15pt" fo:letter-spacing="0.035cm" officeooo:rsid="00316b4f" style:font-size-asian="13.1000003814697pt" style:font-size-complex="15pt"/>
    </style:style>
    <style:style style:name="T49" style:family="text">
      <style:text-properties style:font-name="FreeSans" fo:font-size="14pt" fo:letter-spacing="0.035cm" style:font-size-asian="14pt" style:font-size-complex="14pt"/>
    </style:style>
    <style:style style:name="T50" style:family="text">
      <style:text-properties style:font-name="FreeSans" fo:font-size="14pt" fo:letter-spacing="0.035cm" officeooo:rsid="0042a6df" style:font-size-asian="14pt" style:font-size-complex="14pt"/>
    </style:style>
    <style:style style:name="T51" style:family="text">
      <style:text-properties style:font-name="FreeSans" fo:font-size="14pt" fo:letter-spacing="0.035cm" officeooo:rsid="012bdaf0" style:font-size-asian="14pt" style:font-size-complex="14pt"/>
    </style:style>
    <style:style style:name="T52" style:family="text">
      <style:text-properties style:font-name="FreeSans" fo:font-size="14pt" fo:letter-spacing="0.035cm" officeooo:rsid="008266cf" style:font-size-asian="14pt" style:font-size-complex="14pt"/>
    </style:style>
    <style:style style:name="T53" style:family="text">
      <style:text-properties style:font-name="FreeSans" fo:font-size="14pt" fo:letter-spacing="0.035cm" officeooo:rsid="0042ed57" style:font-size-asian="14pt" style:font-size-complex="14pt"/>
    </style:style>
    <style:style style:name="T54" style:family="text">
      <style:text-properties style:font-name="FreeSans" fo:font-size="14pt" fo:letter-spacing="0.035cm" officeooo:rsid="0046779f" style:font-size-asian="14pt" style:font-size-complex="14pt"/>
    </style:style>
    <style:style style:name="T55" style:family="text">
      <style:text-properties style:font-name="FreeSans" fo:font-size="14pt" fo:letter-spacing="0.035cm" officeooo:rsid="00e756ba" style:font-size-asian="14pt" style:font-size-complex="14pt"/>
    </style:style>
    <style:style style:name="T56" style:family="text">
      <style:text-properties style:font-name="FreeSans" fo:font-size="14pt" fo:letter-spacing="0.035cm" officeooo:rsid="012cf65c" style:font-size-asian="14pt" style:font-size-complex="14pt"/>
    </style:style>
    <style:style style:name="T57" style:family="text">
      <style:text-properties style:font-name="FreeSans" fo:font-size="14pt" fo:letter-spacing="0.035cm" officeooo:rsid="0054c814" style:font-size-asian="14pt" style:font-size-complex="14pt"/>
    </style:style>
    <style:style style:name="T58" style:family="text">
      <style:text-properties style:font-name="FreeSans" fo:font-size="14pt" fo:letter-spacing="0.035cm" officeooo:rsid="0130a26a" style:font-size-asian="14pt" style:font-size-complex="14pt"/>
    </style:style>
    <style:style style:name="T59" style:family="text">
      <style:text-properties style:font-name="FreeSans" fo:font-size="14pt" fo:letter-spacing="0.035cm" officeooo:rsid="01461870" style:font-size-asian="14pt" style:font-size-complex="14pt"/>
    </style:style>
    <style:style style:name="T60" style:family="text">
      <style:text-properties style:font-name="FreeSans" fo:font-size="14pt" fo:letter-spacing="0.035cm" officeooo:rsid="01461ab7" style:font-size-asian="14pt" style:font-size-complex="14pt"/>
    </style:style>
    <style:style style:name="T61" style:family="text">
      <style:text-properties style:font-name="FreeSans" fo:font-size="14pt" fo:letter-spacing="0.035cm" fo:font-weight="bold" officeooo:rsid="00a27337" style:font-size-asian="14pt" style:font-weight-asian="bold" style:font-size-complex="14pt" style:font-weight-complex="bold"/>
    </style:style>
    <style:style style:name="T62" style:family="text">
      <style:text-properties style:font-name="FreeSans" fo:font-size="14pt" fo:letter-spacing="0.035cm" fo:font-style="normal" fo:font-weight="bold" officeooo:rsid="00a27337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font-name="FreeSans" fo:font-size="14pt" fo:letter-spacing="0.035cm" fo:font-style="normal" fo:font-weight="bold" officeooo:rsid="0148819f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65" style:family="text">
      <style:text-properties style:font-name="FreeSans" fo:font-size="11pt" fo:font-weight="bold" officeooo:rsid="003a7e6e" style:font-size-asian="11pt" style:font-weight-asian="bold" style:font-size-complex="11pt" style:font-weight-complex="bold"/>
    </style:style>
    <style:style style:name="T66" style:family="text">
      <style:text-properties style:font-name="FreeSans" fo:font-size="11pt" fo:font-weight="bold" officeooo:rsid="01330944" style:font-size-asian="11pt" style:font-weight-asian="bold" style:font-size-complex="11pt" style:font-weight-complex="bold"/>
    </style:style>
    <style:style style:name="T67" style:family="text">
      <style:text-properties style:font-name="FreeSans" fo:font-size="11pt" fo:font-weight="bold" officeooo:rsid="00394d6d" style:font-size-asian="11pt" style:font-weight-asian="bold" style:font-size-complex="11pt" style:font-weight-complex="bold"/>
    </style:style>
    <style:style style:name="T68" style:family="text">
      <style:text-properties style:font-name="FreeSans" fo:font-size="11pt" fo:font-weight="bold" officeooo:rsid="01350b32" style:font-size-asian="11pt" style:font-weight-asian="bold" style:font-size-complex="11pt" style:font-weight-complex="bold"/>
    </style:style>
    <style:style style:name="T69" style:family="text">
      <style:text-properties style:font-name="FreeSans" fo:font-size="11pt" fo:font-weight="bold" officeooo:rsid="01368afb" style:font-size-asian="11pt" style:font-weight-asian="bold" style:font-size-complex="11pt" style:font-weight-complex="bold"/>
    </style:style>
    <style:style style:name="T70" style:family="text">
      <style:text-properties style:font-name="FreeSans" fo:font-size="11pt" fo:font-weight="bold" officeooo:rsid="003ee2af" style:font-size-asian="11pt" style:font-weight-asian="bold" style:font-size-complex="11pt" style:font-weight-complex="bold"/>
    </style:style>
    <style:style style:name="T71" style:family="text">
      <style:text-properties style:font-name="FreeSans" fo:font-size="11pt" fo:font-weight="bold" officeooo:rsid="003bd18e" style:font-size-asian="11pt" style:font-weight-asian="bold" style:font-size-complex="11pt" style:font-weight-complex="bold"/>
    </style:style>
    <style:style style:name="T72" style:family="text">
      <style:text-properties style:font-name="FreeSans" fo:font-size="11pt" fo:font-weight="bold" officeooo:rsid="003d84f4" style:font-size-asian="11pt" style:font-weight-asian="bold" style:font-size-complex="11pt" style:font-weight-complex="bold"/>
    </style:style>
    <style:style style:name="T73" style:family="text">
      <style:text-properties style:font-name="FreeSans" fo:font-size="11pt" fo:font-weight="bold" officeooo:rsid="01382ced" style:font-size-asian="11pt" style:font-weight-asian="bold" style:font-size-complex="11pt" style:font-weight-complex="bold"/>
    </style:style>
    <style:style style:name="T74" style:family="text">
      <style:text-properties style:font-name="FreeSans" fo:font-size="11pt" style:font-size-asian="11pt" style:font-size-complex="11pt"/>
    </style:style>
    <style:style style:name="T75" style:family="text">
      <style:text-properties style:font-name="FreeSans" fo:font-size="11pt" officeooo:rsid="0082c6f3" style:font-size-asian="11pt" style:font-size-complex="11pt"/>
    </style:style>
    <style:style style:name="T76" style:family="text">
      <style:text-properties style:font-name="FreeSans" fo:font-size="11pt" officeooo:rsid="01330944" style:font-size-asian="11pt" style:font-size-complex="11pt"/>
    </style:style>
    <style:style style:name="T77" style:family="text">
      <style:text-properties style:font-name="FreeSans" fo:font-size="11pt" officeooo:rsid="003a7e6e" style:font-size-asian="11pt" style:font-size-complex="11pt"/>
    </style:style>
    <style:style style:name="T78" style:family="text">
      <style:text-properties style:font-name="FreeSans" fo:font-size="11pt" officeooo:rsid="0086fbf3" style:font-size-asian="11pt" style:font-size-complex="11pt"/>
    </style:style>
    <style:style style:name="T79" style:family="text">
      <style:text-properties style:font-name="FreeSans" fo:font-size="11pt" officeooo:rsid="00394d6d" style:font-size-asian="11pt" style:font-size-complex="11pt"/>
    </style:style>
    <style:style style:name="T80" style:family="text">
      <style:text-properties style:font-name="FreeSans" fo:font-size="11pt" officeooo:rsid="0084dcd5" style:font-size-asian="11pt" style:font-size-complex="11pt"/>
    </style:style>
    <style:style style:name="T81" style:family="text">
      <style:text-properties style:font-name="FreeSans" fo:font-size="11pt" officeooo:rsid="01368afb" style:font-size-asian="11pt" style:font-size-complex="11pt"/>
    </style:style>
    <style:style style:name="T82" style:family="text">
      <style:text-properties style:font-name="FreeSans" fo:font-size="11pt" officeooo:rsid="009201b2" style:font-size-asian="11pt" style:font-size-complex="11pt"/>
    </style:style>
    <style:style style:name="T83" style:family="text">
      <style:text-properties style:font-name="FreeSans" fo:font-size="11pt" officeooo:rsid="00926a52" style:font-size-asian="11pt" style:font-size-complex="11pt"/>
    </style:style>
    <style:style style:name="T84" style:family="text">
      <style:text-properties style:font-name="FreeSans" fo:font-size="11pt" officeooo:rsid="00927cb8" style:font-size-asian="11pt" style:font-size-complex="11pt"/>
    </style:style>
    <style:style style:name="T85" style:family="text">
      <style:text-properties style:font-name="FreeSans" fo:font-size="11pt" officeooo:rsid="003d84f4" style:font-size-asian="11pt" style:font-size-complex="11pt"/>
    </style:style>
    <style:style style:name="T86" style:family="text">
      <style:text-properties style:font-name="FreeSans" fo:font-size="11pt" officeooo:rsid="013b03f0" style:font-size-asian="11pt" style:font-size-complex="11pt"/>
    </style:style>
    <style:style style:name="T87" style:family="text">
      <style:text-properties style:font-name="FreeSans" fo:font-size="11pt" officeooo:rsid="0148819f" style:font-size-asian="11pt" style:font-size-complex="11pt"/>
    </style:style>
    <style:style style:name="T88" style:family="text">
      <style:text-properties style:font-name="FreeSans" fo:font-size="11pt" officeooo:rsid="014a80e7" style:font-size-asian="11pt" style:font-size-complex="11pt"/>
    </style:style>
    <style:style style:name="T89" style:family="text">
      <style:text-properties style:font-name="FreeSans" fo:font-size="11pt" officeooo:rsid="00b3668c" style:font-size-asian="11pt" style:font-size-complex="11pt"/>
    </style:style>
    <style:style style:name="T90" style:family="text">
      <style:text-properties style:font-name="FreeSans" fo:font-size="11pt" officeooo:rsid="013af26f" style:font-size-asian="11pt" style:font-size-complex="11pt"/>
    </style:style>
    <style:style style:name="T91" style:family="text">
      <style:text-properties style:font-name="FreeSans" fo:font-size="11pt" officeooo:rsid="00b8c6e5" style:font-size-asian="11pt" style:font-size-complex="11pt"/>
    </style:style>
    <style:style style:name="T92" style:family="text">
      <style:text-properties style:font-name="FreeSans" fo:font-size="11pt" officeooo:rsid="00ba1536" style:font-size-asian="11pt" style:font-size-complex="11pt"/>
    </style:style>
    <style:style style:name="T93" style:family="text">
      <style:text-properties style:font-name="FreeSans" fo:font-size="11pt" officeooo:rsid="014cf3ad" style:font-size-asian="11pt" style:font-size-complex="11pt"/>
    </style:style>
    <style:style style:name="T94" style:family="text">
      <style:text-properties style:font-name="FreeSans" fo:font-size="11pt" fo:font-weight="normal" officeooo:rsid="008f7733" style:font-size-asian="11pt" style:font-weight-asian="normal" style:font-size-complex="11pt" style:font-weight-complex="normal"/>
    </style:style>
    <style:style style:name="T95" style:family="text">
      <style:text-properties style:font-name="FreeSans" fo:font-size="11pt" fo:font-weight="normal" officeooo:rsid="008a52dc" style:font-size-asian="11pt" style:font-weight-asian="normal" style:font-size-complex="11pt" style:font-weight-complex="normal"/>
    </style:style>
    <style:style style:name="T96" style:family="text">
      <style:text-properties style:font-name="FreeSans" fo:font-size="11pt" fo:font-weight="normal" officeooo:rsid="003bd18e" style:font-size-asian="11pt" style:font-weight-asian="normal" style:font-size-complex="11pt" style:font-weight-complex="normal"/>
    </style:style>
    <style:style style:name="T97" style:family="text">
      <style:text-properties style:font-name="FreeSans" fo:font-size="11pt" fo:font-weight="normal" officeooo:rsid="011398e8" style:font-size-asian="11pt" style:font-weight-asian="normal" style:font-size-complex="11pt" style:font-weight-complex="normal"/>
    </style:style>
    <style:style style:name="T98" style:family="text">
      <style:text-properties style:font-name="FreeSans" fo:font-size="11pt" fo:font-weight="normal" officeooo:rsid="0116e1ac" style:font-size-asian="11pt" style:font-weight-asian="normal" style:font-size-complex="11pt" style:font-weight-complex="normal"/>
    </style:style>
    <style:style style:name="T99" style:family="text">
      <style:text-properties style:font-name="FreeSans" fo:font-size="11pt" fo:font-weight="normal" officeooo:rsid="0137aef6" style:font-size-asian="11pt" style:font-weight-asian="normal" style:font-size-complex="11pt" style:font-weight-complex="normal"/>
    </style:style>
    <style:style style:name="T100" style:family="text">
      <style:text-properties officeooo:rsid="01368afb"/>
    </style:style>
    <style:style style:name="T101" style:family="text">
      <style:text-properties officeooo:rsid="0140f763"/>
    </style:style>
    <style:style style:name="T102" style:family="text">
      <style:text-properties officeooo:rsid="01412efc"/>
    </style:style>
    <style:style style:name="T103" style:family="text">
      <style:text-properties fo:color="#ff0000" style:text-outline="false" style:font-name="FreeSans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fo:color="#ff0000" style:text-outline="false" style:font-name="FreeSans" fo:font-size="11pt" fo:font-style="normal" fo:text-shadow="none" fo:font-weight="normal" officeooo:rsid="01368afb" style:font-size-asian="11pt" style:font-style-asian="normal" style:font-weight-asian="normal" style:font-size-complex="11pt" style:font-style-complex="normal" style:font-weight-complex="normal"/>
    </style:style>
    <style:style style:name="T105" style:family="text">
      <style:text-properties fo:color="#ff0000" style:text-outline="false" style:font-name="FreeSans" fo:font-size="11pt" fo:font-style="normal" fo:text-shadow="none" style:text-underline-style="none" fo:font-weight="normal" officeooo:rsid="01412efc" style:font-size-asian="11pt" style:font-style-asian="normal" style:font-weight-asian="normal" style:font-size-complex="11pt" style:font-style-complex="normal" style:font-weight-complex="normal"/>
    </style:style>
    <style:style style:name="T106" style:family="text">
      <style:text-properties fo:color="#ff0000" style:text-outline="false" style:text-position="0% 100%" style:font-name="FreeSans" fo:font-size="11pt" fo:font-style="normal" fo:text-shadow="none" fo:font-weight="normal" officeooo:rsid="014fc8e1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fo:color="#ff0000" officeooo:rsid="01412efc"/>
    </style:style>
    <style:style style:name="T108" style:family="text">
      <style:text-properties fo:color="#ff0000" officeooo:rsid="01503fe9"/>
    </style:style>
    <style:style style:name="T109" style:family="text">
      <style:text-properties officeooo:rsid="01503fe9"/>
    </style:style>
    <style:style style:name="T110" style:family="text">
      <style:text-properties officeooo:rsid="01524108"/>
    </style:style>
    <style:style style:name="T111" style:family="text">
      <style:text-properties officeooo:rsid="01537651"/>
    </style:style>
    <style:style style:name="T11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8" draw:name="Shape2" draw:style-name="gr1" draw:text-style-name="P7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7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2"><text:span text:style-name="T37">Caso de prueba </text:span><text:span text:style-name="T38">CP0</text:span><text:span text:style-name="T39">5</text:span><text:span text:style-name="T38">: </text:span><text:span text:style-name="T40">Completar y enviar un formulario (aplicación móvil)</text:span></text:p>
      <text:p text:style-name="P21"><draw:frame draw:style-name="fr1" draw:name="Image1" text:anchor-type="as-char" svg:width="14.6cm" svg:height="6.6cm" draw:z-index="10"><draw:image xlink:href="Pictures/1000020100000226000000FA48EFF3AC67F122C2.png" xlink:type="simple" xlink:show="embed" xlink:actuate="onLoad" loext:mime-type="image/png"/></draw:frame></text:p>
      <text:p text:style-name="P22"><text:span text:style-name="T8">Proyecto </text:span><text:span text:style-name="T5">Colibrí</text:span></text:p>
      <text:p text:style-name="P15"/>
      <text:p text:style-name="P16">Asignatura</text:p>
      <text:p text:style-name="P15">Laboratorio de desarrollo de software</text:p>
      <text:p text:style-name="P15"/>
      <text:p text:style-name="P16">Autor</text:p>
      <text:p text:style-name="P31">Ariel Machini</text:p>
      <text:p text:style-name="P15"/>
      <text:p text:style-name="P16">Fecha de redacción</text:p>
      <text:p text:style-name="P33"><text:span text:style-name="T46">28</text:span><text:span text:style-name="T47">/</text:span><text:span text:style-name="T48">11</text:span><text:span text:style-name="T47">/</text:span><text:span text:style-name="T48">2017</text:span></text:p>
      <text:p text:style-name="P27"><draw:custom-shape text:anchor-type="paragraph" draw:z-index="1" draw:name="Shape1" draw:style-name="gr3" draw:text-style-name="P7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77" svg:width="6.501cm" svg:height="18.5cm" svg:x="0.499cm" svg:y="0.75cm"><draw:text-box><text:p text:style-name="P76"><text:span text:style-name="T112">En <text:s/>este documento se </text:span><text:span text:style-name="T112">establecen de manera </text:span><text:span text:style-name="T112">precisa las condiciones </text:span><text:span text:style-name="T112">de ejecución, las </text:span><text:span text:style-name="T112">entradas y salidas </text:span><text:span text:style-name="T112">esperadas de los </text:span><text:span text:style-name="T112">diferentes casos de </text:span><text:span text:style-name="T112">pruebas.</text:span></text:p></draw:text-box></draw:frame></text:p>
      <text:p text:style-name="P28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12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12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12">Página 4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12">Página <text:span text:style-name="T101">4</text:span>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13">Página <text:span text:style-name="T111">5</text:span></text:p>
          </table:table-cell>
        </table:table-row>
        <table:table-row>
          <table:table-cell table:style-name="Table5.A1" office:value-type="string">
            <text:p text:style-name="P73"><text:span text:style-name="T44">Tabla de </text:span><text:span text:style-name="T45">c</text:span><text:span text:style-name="T44">aso de prueba</text:span></text:p>
          </table:table-cell>
          <table:table-cell table:style-name="Table5.A1" office:value-type="string">
            <text:p text:style-name="P72"><text:span text:style-name="T35">Página </text:span><text:span text:style-name="T36">5 y 6</text:span></text:p>
          </table:table-cell>
        </table:table-row>
      </table:table>
      <text:p text:style-name="P42"><text:span text:style-name="T41">CP0</text:span><text:span text:style-name="T43">5</text:span><text:span text:style-name="T41">: “Completar y enviar un formulario (aplicación móvil)</text:span><text:span text:style-name="T42">”</text:span></text:p>
      <text:p text:style-name="P29"/>
      <text:p text:style-name="P23">Descripción <text:span text:style-name="T9">general</text:span></text:p>
      <text:p text:style-name="P35"><text:span text:style-name="T50">Mediante este caso de prueba se buscar verificar el correcto funcionamiento </text:span><text:span text:style-name="T59">del completado y el posterior envío</text:span><text:span text:style-name="T50"> de </text:span><text:span text:style-name="T59">un formulario </text:span><text:span text:style-name="T52">del CU0</text:span><text:span text:style-name="T59">2</text:span><text:span text:style-name="T51"> (de la aplicación móvil)</text:span><text:span text:style-name="T52">: “</text:span><text:span text:style-name="T51">Completar y enviar un formulario</text:span><text:span text:style-name="T52">”</text:span><text:span text:style-name="T50">.</text:span></text:p>
      <text:p text:style-name="P17"/>
      <text:p text:style-name="P24">Condiciones de ejecución</text:p>
      <text:p text:style-name="P34"><text:span text:style-name="T53">Para la ejecución de este caso de prueba debe existir una base de datos </text:span><text:span text:style-name="T54">implementada en un servidor</text:span><text:span text:style-name="T53"> que posea la</text:span><text:span text:style-name="T59">s</text:span><text:span text:style-name="T53"> entidad</text:span><text:span text:style-name="T59">es</text:span><text:span text:style-name="T53"> “</text:span><text:span text:style-name="T55">Formulario</text:span><text:span text:style-name="T53">”, “</text:span><text:span text:style-name="T59">Campo” y “Respuesta”</text:span><text:span text:style-name="T53"> </text:span><text:span text:style-name="T56">y un entorno en donde poder ejecutar la aplicación móvil.</text:span></text:p>
      <text:p text:style-name="P18"/>
      <text:p text:style-name="P25">Entrada</text:p>
      <text:p text:style-name="P36"><text:span text:style-name="T56">A continuación se describe paso a paso </text:span><text:span text:style-name="T58">el proceso de</text:span><text:span text:style-name="T56"> </text:span><text:span text:style-name="T59">completado y envío de un formulario</text:span><text:span text:style-name="T58"> en la aplicación móvil</text:span><text:span text:style-name="T56">.</text:span></text:p>
      <text:list xml:id="list2576068532" text:style-name="L1">
        <text:list-item>
          <text:p text:style-name="P37"><text:span text:style-name="T57">Paso 1: </text:span><text:span text:style-name="T59">Se ingresa al formulario que se quiere completar desde la pantalla donde se listan los formularios.</text:span></text:p>
        </text:list-item>
        <text:list-item>
          <text:p text:style-name="P38"><text:span text:style-name="T58">Paso 2: Se</text:span><text:span text:style-name="T59"> completan los campos del formulario </text:span><text:span text:style-name="T60">que se quieran completar.</text:span></text:p>
        </text:list-item>
        <text:list-item>
          <text:p text:style-name="P41"><text:span text:style-name="T49">Paso 3: Se presiona el botón para enviar el formulario y, si no hay errores, se envía la respuesta para su procesamiento.</text:span></text:p>
        </text:list-item>
      </text:list>
      <text:p text:style-name="P20"/>
      <text:p text:style-name="P25">Resultado esperado</text:p>
      <text:p text:style-name="P30">Que cuando se completen correctamente los campos de un formulario, la respuesta al mismo se registre en la base de datos.</text:p>
      <text:p text:style-name="P19"/>
      <text:p text:style-name="P25"/>
      <text:p text:style-name="P43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Pendiente de prueba</text:p>
          </table:table-cell>
          <table:table-cell table:style-name="Table4.A1" office:value-type="string">
            <text:p text:style-name="P7">Realizado con éxito</text:p>
          </table:table-cell>
          <table:table-cell table:style-name="Table4.C1" office:value-type="string">
            <text:p text:style-name="P7">Realizado sin éxito</text:p>
          </table:table-cell>
        </table:table-row>
        <table:table-row table:style-name="Table4.2">
          <table:table-cell table:style-name="Table4.A2" office:value-type="string">
            <text:p text:style-name="P8"/>
          </table:table-cell>
          <table:table-cell table:style-name="Table4.B2" office:value-type="string">
            <text:p text:style-name="P66">X</text:p>
          </table:table-cell>
          <table:table-cell table:style-name="Table4.C2" office:value-type="string">
            <text:p text:style-name="P9"/>
          </table:table-cell>
        </table:table-row>
      </table:table>
      <text:p text:style-name="P40"><text:span text:style-name="T61"/></text:p>
      <text:p text:style-name="P44"><text:span text:style-name="T62">CP0</text:span><text:span text:style-name="T63">5</text:span><text:span text:style-name="T62">: Completar y enviar un formulario (aplicación móvil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55"><text:span text:style-name="T4">Proyecto:</text:span> <text:span text:style-name="T10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56"><text:span text:style-name="T4">Nivel de prueba:</text:span> <text:span text:style-name="T11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51"><text:span text:style-name="T64">ID Caso de uso:</text:span><text:span text:style-name="T74"> </text:span><text:span text:style-name="T75">CU0</text:span><text:span text:style-name="T87">2</text:span><text:span text:style-name="T75"> </text:span><text:span text:style-name="T76">(aplicación móvil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57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12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50"><text:span text:style-name="T67">ID Requerimiento:</text:span><text:span text:style-name="T79"> </text:span><text:span text:style-name="T80">RF</text:span><text:span text:style-name="T88">01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50"><text:span text:style-name="T65">Autor de </text:span><text:span text:style-name="T66">c</text:span><text:span text:style-name="T65">aso de prueba:</text:span><text:span text:style-name="T77"> </text:span><text:span text:style-name="T76">Ariel Machini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50"><text:span text:style-name="T65">Nombre </text:span><text:span text:style-name="T66">e</text:span><text:span text:style-name="T65">scenario:</text:span><text:span text:style-name="T77"> </text:span><text:span text:style-name="T78">Escenario principal y escenarios alternativos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50"><text:span text:style-name="T65">Nombre del </text:span><text:span text:style-name="T66">p</text:span><text:span text:style-name="T65">robador:</text:span><text:span text:style-name="T77"> </text:span><text:span text:style-name="T76">Ariel Machini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50"><text:span text:style-name="T65">Versión del </text:span><text:span text:style-name="T68">c</text:span><text:span text:style-name="T65">aso de prueba: </text:span><text:span text:style-name="T94">1.0</text:span></text:p>
          </table:table-cell>
          <table:covered-table-cell/>
          <table:covered-table-cell/>
          <table:table-cell table:style-name="Table1.D5" office:value-type="string">
            <text:p text:style-name="P64">Fecha de creación:</text:p>
          </table:table-cell>
          <table:table-cell table:style-name="Table1.E5" office:value-type="string">
            <text:p text:style-name="P64">Fecha de ejecución:</text:p>
          </table:table-cell>
        </table:table-row>
        <table:table-row>
          <table:table-cell table:style-name="Table1.A6" table:number-columns-spanned="3" office:value-type="string">
            <text:p text:style-name="P50"><text:span text:style-name="T65">Nombre </text:span><text:span text:style-name="T69">c</text:span><text:span text:style-name="T65">aso de prueba: </text:span><text:span text:style-name="T95">Completar y enviar un formulario (aplicación móvil)</text:span></text:p>
          </table:table-cell>
          <table:covered-table-cell/>
          <table:covered-table-cell/>
          <table:table-cell table:style-name="Table1.D6" office:value-type="string">
            <text:p text:style-name="P10"><text:span text:style-name="T100">28</text:span>/<text:span text:style-name="T100">05</text:span>/<text:span text:style-name="T100">20</text:span></text:p>
          </table:table-cell>
          <table:table-cell table:style-name="Table1.E6" office:value-type="string">
            <text:p text:style-name="P45"><text:span text:style-name="T81">29/05</text:span><text:span text:style-name="T77">/</text:span><text:span text:style-name="T81">20</text:span></text:p>
          </table:table-cell>
        </table:table-row>
        <table:table-row table:style-name="Table1.7">
          <table:table-cell table:style-name="Table1.A7" table:number-columns-spanned="5" office:value-type="string">
            <text:p text:style-name="P45"><text:span text:style-name="T70">Condiciones para que se ejecute el </text:span><text:span text:style-name="T69">c</text:span><text:span text:style-name="T70">aso de prueb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50"><text:span text:style-name="T82">Se debe tener u</text:span><text:span text:style-name="T81">n teléfono móvil o computadora con </text:span><text:span text:style-name="T86">acceso a </text:span><text:span text:style-name="T81">la aplicación móvil del sistema Colibrí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50"><text:span text:style-name="T83">Se debe tener una </text:span><text:span text:style-name="T84">base de datos</text:span><text:span text:style-name="T83"> </text:span><text:span text:style-name="T87">al menos un formulario creado, preferentemente con varios camp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54"><text:span text:style-name="T25">Los módulos necesarios para la ejecución del caso de prueba deben</text:span> debe poder conectarse a la base de datos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45"><text:span text:style-name="T70">N.º </text:span><text:span text:style-name="T73">p</text:span><text:span text:style-name="T70">aso </text:span></text:p>
          </table:table-cell>
          <table:table-cell table:style-name="Table1.A11" office:value-type="string">
            <text:p text:style-name="P65">Condición</text:p>
          </table:table-cell>
          <table:table-cell table:style-name="Table1.A11" office:value-type="string">
            <text:p text:style-name="P65">Valores</text:p>
          </table:table-cell>
          <table:table-cell table:style-name="Table1.A11" office:value-type="string">
            <text:p text:style-name="P45"><text:span text:style-name="T70">Resultado </text:span><text:span text:style-name="T73">e</text:span><text:span text:style-name="T70">sperado</text:span></text:p>
          </table:table-cell>
          <table:table-cell table:style-name="Table1.A7" office:value-type="string">
            <text:p text:style-name="P45"><text:span text:style-name="T70">Resultado </text:span><text:span text:style-name="T73">o</text:span><text:span text:style-name="T70">btenido</text:span></text:p>
          </table:table-cell>
        </table:table-row>
        <table:table-row>
          <table:table-cell table:style-name="Table1.A14" office:value-type="string">
            <text:p text:style-name="P46"><text:span text:style-name="T88">3</text:span><text:span text:style-name="T89">.</text:span><text:span text:style-name="T90">1</text:span></text:p>
          </table:table-cell>
          <table:table-cell table:style-name="Table1.B14" office:value-type="string">
            <text:p text:style-name="P58"/>
          </table:table-cell>
          <table:table-cell table:style-name="Table1.C14" office:value-type="string">
            <text:p text:style-name="P67"><text:span text:style-name="T23">T</text:span><text:span text:style-name="T22">exto</text:span><text:span text:style-name="T103">*</text:span><text:span text:style-name="T18">: “</text:span><text:span text:style-name="T19">Abc”</text:span></text:p>
            <text:p text:style-name="P67"><text:span text:style-name="T22">Numérico</text:span><text:span text:style-name="T18">: —</text:span><text:span text:style-name="T17">1</text:span></text:p>
            <text:p text:style-name="P67"><text:span text:style-name="T22">E-mail</text:span><text:span text:style-name="T103">*</text:span><text:span text:style-name="T18">: “</text:span><text:span text:style-name="T19">abc@abc.com”</text:span></text:p>
            <text:p text:style-name="P67"><text:span text:style-name="T22">Fecha</text:span><text:span text:style-name="T18">: —</text:span></text:p>
            <text:p text:style-name="P67"><text:span text:style-name="T22">Área de texto</text:span><text:span text:style-name="T18">: —</text:span></text:p>
            <text:p text:style-name="P67"><text:span text:style-name="T22">Lista</text:span><text:span text:style-name="T18">: —</text:span></text:p>
            <text:p text:style-name="P67"><text:span text:style-name="T22">Casillas</text:span><text:span text:style-name="T18">: —</text:span></text:p>
            <text:p text:style-name="P67"><text:span text:style-name="T22">Radio</text:span><text:span text:style-name="T103">*</text:span><text:span text:style-name="T18">: </text:span><text:span text:style-name="T19">1</text:span></text:p>
          </table:table-cell>
          <table:table-cell table:style-name="Table1.D14" office:value-type="string">
            <text:p text:style-name="P59">Que la respuesta al formulario se envíe exitosamente.</text:p>
          </table:table-cell>
          <table:table-cell table:style-name="Table1.E14" office:value-type="string">
            <text:p text:style-name="P61">Respuesta enviada con éxito.</text:p>
          </table:table-cell>
        </table:table-row>
        <table:table-row>
          <table:table-cell table:style-name="Table1.A14" office:value-type="string">
            <text:p text:style-name="P46"><text:span text:style-name="T88">3</text:span><text:span text:style-name="T89">.2</text:span></text:p>
          </table:table-cell>
          <table:table-cell table:style-name="Table1.B14" office:value-type="string">
            <text:p text:style-name="P58"/>
          </table:table-cell>
          <table:table-cell table:style-name="Table1.C14" office:value-type="string">
            <text:p text:style-name="P68"><text:span text:style-name="T23">T</text:span><text:span text:style-name="T22">exto</text:span><text:span text:style-name="T103">*</text:span><text:span text:style-name="T18">: “</text:span><text:span text:style-name="T19">Abc”</text:span></text:p>
            <text:p text:style-name="P68"><text:span text:style-name="T22">Numérico</text:span><text:span text:style-name="T18">: “</text:span><text:span text:style-name="T19">123”</text:span></text:p>
            <text:p text:style-name="P68"><text:span text:style-name="T22">E-mail</text:span><text:span text:style-name="T103">*</text:span><text:span text:style-name="T18">: “</text:span><text:span text:style-name="T19">abc@abc.com”</text:span></text:p>
            <text:p text:style-name="P74"><text:span text:style-name="T16">Fecha</text:span><text:span text:style-name="T13">: “</text:span><text:span text:style-name="T14">28/05/2020”</text:span></text:p>
            <text:p text:style-name="P68"><text:span text:style-name="T22">Área de texto</text:span><text:span text:style-name="T18">: “</text:span><text:span text:style-name="T19">Abc abc”</text:span></text:p>
            <text:p text:style-name="P68"><text:span text:style-name="T22">Lista</text:span><text:span text:style-name="T18">: </text:span><text:span text:style-name="T19">456</text:span></text:p>
            <text:p text:style-name="P68"><text:span text:style-name="T22">Casillas</text:span><text:span text:style-name="T18">: </text:span><text:span text:style-name="T19">1; 4; Dos</text:span></text:p>
            <text:p text:style-name="P68"><text:span text:style-name="T24">Radio</text:span><text:span text:style-name="T105">*</text:span><text:span text:style-name="T20">: </text:span><text:span text:style-name="T21">1</text:span></text:p>
          </table:table-cell>
          <table:table-cell table:style-name="Table1.D14" office:value-type="string">
            <text:p text:style-name="P59"><text:span text:style-name="T86">Que la respuesta al formulario se envíe exitosamente.</text:span></text:p>
          </table:table-cell>
          <table:table-cell table:style-name="Table1.E14" office:value-type="string">
            <text:p text:style-name="P61">Respuesta enviada con éxito.</text:p>
          </table:table-cell>
        </table:table-row>
        <table:table-row>
          <table:table-cell table:style-name="Table1.A14" office:value-type="string">
            <text:p text:style-name="P47"><text:span text:style-name="T88">3</text:span><text:span text:style-name="T91">.3</text:span></text:p>
          </table:table-cell>
          <table:table-cell table:style-name="Table1.B14" office:value-type="string">
            <text:p text:style-name="P58"/>
          </table:table-cell>
          <table:table-cell table:style-name="Table1.C14" office:value-type="string">
            <text:p text:style-name="P68"><text:span text:style-name="T23">T</text:span><text:span text:style-name="T22">exto</text:span><text:span text:style-name="T103">*</text:span><text:span text:style-name="T18">: </text:span><text:span text:style-name="T19">—</text:span></text:p>
            <text:p text:style-name="P68"><text:span text:style-name="T22">Numérico</text:span><text:span text:style-name="T18">: </text:span><text:span text:style-name="T19">—</text:span></text:p>
            <text:p text:style-name="P68"><text:soft-page-break/><text:span text:style-name="T22">E-mail</text:span><text:span text:style-name="T103">*</text:span><text:span text:style-name="T18">:</text:span><text:span text:style-name="T19"> —</text:span></text:p>
            <text:p text:style-name="P74"><text:span text:style-name="T16">Fecha</text:span><text:span text:style-name="T13">: </text:span><text:span text:style-name="T14">—</text:span></text:p>
            <text:p text:style-name="P68"><text:span text:style-name="T22">Área de texto</text:span><text:span text:style-name="T18">: </text:span><text:span text:style-name="T19">—</text:span></text:p>
            <text:p text:style-name="P68"><text:span text:style-name="T22">Lista</text:span><text:span text:style-name="T18">: </text:span><text:span text:style-name="T19">—</text:span></text:p>
            <text:p text:style-name="P68"><text:span text:style-name="T22">Casillas</text:span><text:span text:style-name="T18">: </text:span><text:span text:style-name="T19">—</text:span></text:p>
            <text:p text:style-name="P68"><text:span text:style-name="T24">Radio</text:span><text:span text:style-name="T105">*</text:span><text:span text:style-name="T20">: </text:span><text:span text:style-name="T21">—</text:span></text:p>
          </table:table-cell>
          <table:table-cell table:style-name="Table1.D14" office:value-type="string">
            <text:p text:style-name="P53"><text:span text:style-name="T86">Que la respuesta al formulario </text:span><text:span text:style-name="T93">no se envíe y </text:span><text:soft-page-break/><text:span text:style-name="T93">se muestren los mensajes de error correspondientes (campos obligatorios no rellenados/rellenados incorrectamente).</text:span></text:p>
          </table:table-cell>
          <table:table-cell table:style-name="Table1.E14" office:value-type="string">
            <text:p text:style-name="P61">Respuesta no enviada. Mensajes de error <text:soft-page-break/>correspondientes mostrados.</text:p>
          </table:table-cell>
        </table:table-row>
        <table:table-row>
          <table:table-cell table:style-name="Table1.A16" office:value-type="string">
            <text:p text:style-name="P48"><text:span text:style-name="T88">3</text:span><text:span text:style-name="T92">.4</text:span></text:p>
          </table:table-cell>
          <table:table-cell table:style-name="Table1.B16" office:value-type="string">
            <text:p text:style-name="P58"/>
          </table:table-cell>
          <table:table-cell table:style-name="Table1.C16" office:value-type="string">
            <text:p text:style-name="P68"><text:span text:style-name="T23">T</text:span><text:span text:style-name="T22">exto</text:span><text:span text:style-name="T103">*</text:span><text:span text:style-name="T18">: </text:span><text:span text:style-name="T19">—</text:span></text:p>
            <text:p text:style-name="P68"><text:span text:style-name="T22">Numérico</text:span><text:span text:style-name="T18">: “</text:span><text:span text:style-name="T19">123”</text:span></text:p>
            <text:p text:style-name="P68"><text:span text:style-name="T22">E-mail</text:span><text:span text:style-name="T103">*</text:span><text:span text:style-name="T18">: </text:span><text:span text:style-name="T19">—</text:span></text:p>
            <text:p text:style-name="P74"><text:span text:style-name="T16">Fecha</text:span><text:span text:style-name="T13">: “</text:span><text:span text:style-name="T14">28/05/2020”</text:span></text:p>
            <text:p text:style-name="P68"><text:span text:style-name="T22">Área de texto</text:span><text:span text:style-name="T18">: “</text:span><text:span text:style-name="T19">Abc abc”</text:span></text:p>
            <text:p text:style-name="P68"><text:span text:style-name="T22">Lista</text:span><text:span text:style-name="T18">: </text:span><text:span text:style-name="T19">456</text:span></text:p>
            <text:p text:style-name="P68"><text:span text:style-name="T22">Casillas</text:span><text:span text:style-name="T18">: </text:span><text:span text:style-name="T19">1; 4; Dos</text:span></text:p>
            <text:p text:style-name="P68"><text:span text:style-name="T24">Radio</text:span><text:span text:style-name="T105">*</text:span><text:span text:style-name="T20">: </text:span><text:span text:style-name="T21">—</text:span></text:p>
          </table:table-cell>
          <table:table-cell table:style-name="Table1.D16" office:value-type="string">
            <text:p text:style-name="P53"><text:span text:style-name="T86">Que la respuesta al formulario </text:span><text:span text:style-name="T93">no se envíe y se muestren los mensajes de error correspondientes (campos obligatorios no rellenados/rellenados incorrectamente).</text:span></text:p>
          </table:table-cell>
          <table:table-cell table:style-name="Table1.E16" office:value-type="string">
            <text:p text:style-name="P62">Respuesta no enviada. Mensajes de error correspondientes mostrados.</text:p>
          </table:table-cell>
        </table:table-row>
        <table:table-row>
          <table:table-cell table:style-name="Table1.A16" office:value-type="string">
            <text:p text:style-name="P60">3.5</text:p>
          </table:table-cell>
          <table:table-cell table:style-name="Table1.B16" office:value-type="string">
            <text:p text:style-name="P59"/>
          </table:table-cell>
          <table:table-cell table:style-name="Table1.C16" office:value-type="string">
            <text:p text:style-name="P68"><text:span text:style-name="T23">T</text:span><text:span text:style-name="T22">exto</text:span><text:span text:style-name="T103">*</text:span><text:span text:style-name="T18">: “</text:span><text:span text:style-name="T19">Abc”</text:span></text:p>
            <text:p text:style-name="P74"><text:span text:style-name="T16">Numérico</text:span><text:span text:style-name="T13">: </text:span><text:span text:style-name="T14">“</text:span><text:span text:style-name="T15">123</text:span><text:span text:style-name="T14">”</text:span></text:p>
            <text:p text:style-name="P74"><text:span text:style-name="T16">E-mail</text:span><text:span text:style-name="T106">*</text:span><text:span text:style-name="T13">: “</text:span><text:span text:style-name="T14">@Abc”</text:span></text:p>
            <text:p text:style-name="P68"><text:span text:style-name="T22">Fecha</text:span><text:span text:style-name="T18">: —</text:span></text:p>
            <text:p text:style-name="P68"><text:span text:style-name="T22">Área de texto</text:span><text:span text:style-name="T18">: —</text:span></text:p>
            <text:p text:style-name="P68"><text:span text:style-name="T22">Lista</text:span><text:span text:style-name="T18">: —</text:span></text:p>
            <text:p text:style-name="P68"><text:span text:style-name="T22">Casillas</text:span><text:span text:style-name="T18">: —</text:span></text:p>
            <text:p text:style-name="P70"><text:span text:style-name="T27">Radio</text:span><text:span text:style-name="T108">*</text:span><text:span text:style-name="T109">: 1</text:span></text:p>
          </table:table-cell>
          <table:table-cell table:style-name="Table1.D16" office:value-type="string">
            <text:p text:style-name="P53"><text:span text:style-name="T86">Que la respuesta al formulario </text:span><text:span text:style-name="T93">no se envíe y se muestren los mensajes de error correspondientes (campos obligatorios rellenados incorrectamente).</text:span></text:p>
          </table:table-cell>
          <table:table-cell table:style-name="Table1.E16" office:value-type="string">
            <text:p text:style-name="P63">Respuesta no enviada. Mensaje de error correspondiente mostrado.</text:p>
          </table:table-cell>
        </table:table-row>
        <table:table-row table:style-name="Table1.17">
          <table:table-cell table:style-name="Table1.A7" table:number-columns-spanned="5" office:value-type="string">
            <text:p text:style-name="P11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8" table:number-columns-spanned="5" office:value-type="string">
            <text:p text:style-name="P69"><text:span text:style-name="T104">*</text:span><text:span text:style-name="T28"> </text:span><text:span text:style-name="T29">Campo del formulario obligatorio</text:span></text:p>
            <text:p text:style-name="P71"><text:span text:style-name="T30">1</text:span><text:span text:style-name="T31"> </text:span><text:span text:style-name="T32">—</text:span><text:span text:style-name="T33"> significa </text:span><text:span text:style-name="T34">que el usuario no ingresa ningún valor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5" office:value-type="string">
            <text:p text:style-name="P52"><text:span text:style-name="T71">Criterios de </text:span><text:span text:style-name="T69">a</text:span><text:span text:style-name="T71">probación de </text:span><text:span text:style-name="T69">c</text:span><text:span text:style-name="T71">aso de prueba: </text:span><text:span text:style-name="T97">El resultado obtenido debe coincidir con </text:span><text:span text:style-name="T98">el</text:span><text:span text:style-name="T97"> resultado esperado </text:span><text:span text:style-name="T98">definid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5" office:value-type="string">
            <text:p text:style-name="P50"><text:span text:style-name="T71">Decisión de </text:span><text:span text:style-name="T69">a</text:span><text:span text:style-name="T71">probación del </text:span><text:span text:style-name="T69">c</text:span><text:span text:style-name="T71">aso de </text:span><text:span text:style-name="T69">p</text:span><text:span text:style-name="T71">rueba:</text:span><text:span text:style-name="T96"> </text:span><text:span text:style-name="T99">Aprobad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5" office:value-type="string">
            <text:p text:style-name="P50"><text:span text:style-name="T72">Fecha de </text:span><text:span text:style-name="T69">a</text:span><text:span text:style-name="T72">probación del </text:span><text:span text:style-name="T69">c</text:span><text:span text:style-name="T72">aso de </text:span><text:span text:style-name="T69">p</text:span><text:span text:style-name="T72">rueba:</text:span><text:span text:style-name="T85"> </text:span><text:span text:style-name="T81">29</text:span><text:span text:style-name="T85">/</text:span><text:span text:style-name="T81">05</text:span><text:span text:style-name="T85">/</text:span><text:span text:style-name="T81">20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2bdaf0" officeooo:paragraph-rsid="012bdaf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4</text:page-number><text:s/>DE <text:page-count>6</text:page-count></text:p>
      </style:header>
      <loext:header-first>
        <text:p text:style-name="MP2"><text:span text:style-name="MT2">CASOS DE PRUEBA — </text:span>PÁGINA <text:page-number text:select-page="current">1</text:page-number><text:s/>DE <text:page-count>6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Ariel Machini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30T19:30:02.140028779</dc:date>
    <meta:editing-duration>PT15H9M32S</meta:editing-duration>
    <meta:editing-cycles>249</meta:editing-cycles>
    <meta:generator>LibreOffice/6.4.3.2$Linux_X86_64 LibreOffice_project/85aa6f776c6af63185291a519637a4f7af4e8a3b</meta:generator>
    <dc:creator>Ariel Machini</dc:creator>
    <meta:document-statistic meta:table-count="5" meta:image-count="3" meta:object-count="0" meta:page-count="6" meta:paragraph-count="134" meta:word-count="672" meta:character-count="4301" meta:non-whitespace-character-count="3740"/>
  </office:meta>
</office:document-meta>
</file>